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nit 09.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6"/>
      <text:p text:style-name="P5"><text:span text:style-name="T7">Attribution - Non-commercial - ShareAlike (BY-NC-SA): </text:span><text:span text:style-name="T8">No commercial use of the original work or possible derivative works is allowed, the distribution of which must be done with a license equal to the one that regulates the work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a2aug6xu8ilu" text:style-name="Index_20_Link" text:visited-style-name="Index_20_Link"><text:span text:style-name="T18">1. Exercise 01</text:span></text:a><text:span text:style-name="T18"><text:tab/>3</text:span></text:p>
          <text:p text:style-name="P15"><text:a xlink:type="simple" xlink:href="#_sl57z74g0a6s" text:style-name="Index_20_Link" text:visited-style-name="Index_20_Link"><text:span text:style-name="T18">2. Exercise 02 <text:s/>(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nit 09. Assessable activities 01</text:span></text:p>
      <text:list xml:id="list285082870" text:style-name="WWNum5">
        <text:list-item>
          <text:p text:style-name="P35"><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35121692487799" text:continue-numbering="true" text:style-name="WWNum5">
        <text:list-item>
          <text:p text:style-name="P35"><text:bookmark text:name="_9maybllx2a09"/><text:soft-page-break/>Observations prior to carrying out assessable tasks</text:p>
        </text:list-item>
      </text:list>
      <text:list xml:id="list1997873494" text:style-name="WWNum3">
        <text:list-item>
          <text:p text:style-name="P25">Except for exceptions indicated in each activity, you must generate a single document for the entire newsletter and in that document include the response to each activity.</text:p>
        </text:list-item>
      </text:list>
      <text:list xml:id="list1885224574" text:style-name="WWNum2">
        <text:list-item>
          <text:list>
            <text:list-item>
              <text:p text:style-name="P31">If delivery requires delivery of several files, deliver them compressed into a single file with a ".zip" extension.</text:p>
            </text:list-item>
          </text:list>
        </text:list-item>
      </text:list>
      <text:list xml:id="list135122708710050" text:continue-list="list1997873494" text:style-name="WWNum3">
        <text:list-item>
          <text:p text:style-name="P27">When documents are delivered, they must have a good presentation. Although the document to be delivered is small, it must have a cover, index, header, footer (with page number), in addition to being consistent in style.</text:p>
          <text:list>
            <text:list-item>
              <text:p text:style-name="P32">The index will only be necessary if the document (not counting the cover) occupies more than one page and has more than one section.</text:p>
            </text:list-item>
          </text:list>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338475774" text:style-name="WWNum1">
        <text:list-item>
          <text:p text:style-name="P34"><text:bookmark text:name="_a2aug6xu8ilu"/>Exercise 01</text:p>
        </text:list-item>
      </text:list>
      <text:p text:style-name="Standard">Create a document using Excel (Office 365), Google Spreadsheet or LibreOffice Calc, showing an example of using elements followed by one or two paragraphs explaining them.</text:p>
      <text:p text:style-name="Standard">The elements are:</text:p>
      <text:list xml:id="list768876681" text:style-name="WWNum4">
        <text:list-item>
          <text:p text:style-name="P26">Cell format modifications (color, font, etc.).</text:p>
        </text:list-item>
        <text:list-item>
          <text:p text:style-name="P28">Simple formula.</text:p>
        </text:list-item>
        <text:list-item>
          <text:p text:style-name="P28">Formula using relative cell references.</text:p>
        </text:list-item>
        <text:list-item>
          <text:p text:style-name="P28">Formula using absolute cell reference.</text:p>
        </text:list-item>
        <text:list-item>
          <text:p text:style-name="P28">Formula combining relative and absolute references.</text:p>
        </text:list-item>
        <text:list-item>
          <text:p text:style-name="P28">Formula with cell range.</text:p>
        </text:list-item>
        <text:list-item>
          <text:p text:style-name="P28">Formula with references to other sheets.</text:p>
        </text:list-item>
        <text:list-item>
          <text:p text:style-name="P28">Most important functions</text:p>
          <text:list>
            <text:list-item>
              <text:p text:style-name="P33">Si, O, Y, No</text:p>
            </text:list-item>
            <text:list-item>
              <text:p text:style-name="P33">Concatenar</text:p>
            </text:list-item>
            <text:list-item>
              <text:p text:style-name="P33">Igual, Mayor, Menor</text:p>
            </text:list-item>
            <text:list-item>
              <text:p text:style-name="P33">Buscar, Buscar.Si, BuscarV, BuscarH</text:p>
            </text:list-item>
            <text:list-item>
              <text:p text:style-name="P33">Sumar, Sumar.Si</text:p>
            </text:list-item>
            <text:list-item>
              <text:p text:style-name="P33">Contar, Contar.Si</text:p>
            </text:list-item>
          </text:list>
        </text:list-item>
        <text:list-item>
          <text:p text:style-name="P30">Use of wildcard characters on cells with text format ("*" character and "?" character).</text:p>
        </text:list-item>
      </text:list>
      <text:p text:style-name="Standard"><text:span text:style-name="T10">Note</text:span>: For this exercise, you can use tools such as ChatGPT to prepare examples, but you must verify that they work correctly. The explanation that you make of each example must be your own harvest.</text:p>
      <text:p text:style-name="P11"><text:soft-page-break/><text:span text:style-name="T9"><text:s/>📕 </text:span><text:span text:style-name="T10">To submit: </text:span>deliver the generated document and also show the document in person to the teachers so that they can give a pass grade</text:p>
      <text:list xml:id="list135122398948162" text:continue-list="list338475774" text:style-name="WWNum1">
        <text:list-item>
          <text:p text:style-name="P34"><text:bookmark text:name="_sl57z74g0a6s"/>Exercise 02 <text:s/>(English)</text:p>
        </text:list-item>
      </text:list>
      <text:p text:style-name="Standard">Create a document with Excel (Office 365), Google Spreadsheet or LibreOffice Calc, containing an attractive "Cheat Sheet", in landscape format, summarizing the elements described in the previous section. It must be indicated for which application is the "Cheat Sheet" (Excel, Google or Calc).</text:p>
      <text:p text:style-name="Standard"><text:span text:style-name="T20">The “Cheat Sheet” must be done in English.</text:span></text:p>
      <text:p text:style-name="P11"><text:span text:style-name="T9"><text:s/>📕 </text:span><text:span text:style-name="T10">To submit: </text:span>deliver the generated document and also show the document in person to the teachers so that they can give a pass grade. Remember the landscape format and that it is in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1</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99" meta:character-count="3619" meta:non-whitespace-character-count="3084"/>
    <meta:generator>LibreOfficeDev/6.0.5.2$Linux_X86_64 LibreOffice_project/</meta:generator>
  </office:meta>
</office:document-meta>
</file>